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ndardClassMetadata.StandardClassMetadata( Class &lt; ? &gt; introspected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rdClassMetadata.getEnclosingClassNa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rdClassMetadata.isFi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ClassMetadata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ClassMetadata.getMemberClassNam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ndardClassMetadata.getInterfaceNam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andardClassMetadata.equals( @ Nullable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rdClassMetadata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ClassMetadata.getSuperClassNa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rdClassMetadata.is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ClassMetadata.is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ClassMetadata.isIndepend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ndardClassMetadata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ClassMetadata.isAbstra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ClassMetadata.getIntrospected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